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115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59cm" fo:break-before="auto" style:use-optimal-row-height="true"/>
    </style:style>
    <style:style style:name="ro4" style:family="table-row">
      <style:table-row-properties style:row-height="0.573cm" fo:break-before="auto" style:use-optimal-row-height="true"/>
    </style:style>
    <style:style style:name="ro5" style:family="table-row">
      <style:table-row-properties style:row-height="0.741cm" fo:break-before="auto" style:use-optimal-row-height="false"/>
    </style:style>
    <style:style style:name="ro8" style:family="table-row">
      <style:table-row-properties style:row-height="0.453cm" fo:break-before="auto" style:use-optimal-row-height="false"/>
    </style:style>
    <style:style style:name="ro9" style:family="table-row">
      <style:table-row-properties style:row-height="2.039cm" fo:break-before="auto" style:use-optimal-row-height="true"/>
    </style:style>
    <style:style style:name="ro10" style:family="table-row">
      <style:table-row-properties style:row-height="1.104cm" fo:break-before="auto" style:use-optimal-row-height="true"/>
    </style:style>
    <style:style style:name="ro11" style:family="table-row">
      <style:table-row-properties style:row-height="2.5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6">
            <text:p>6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3-06-22_20-58-18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7" office:value-type="string">
            <text:p>2023-06-23_02-12-35_000.jpg</text:p>
          </table:table-cell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3">
            <text:p>3</text:p>
          </table:table-cell>
          <table:table-cell table:style-name="ce18" office:value-type="string">
            <text:p>2023-06-23_02-22-37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6-23_07-46-23_000.jpg</text:p>
          </table:table-cell>
          <table:table-cell table:style-name="ce26" office:value-type="string">
            <text:p>:m :PHOTO 起きた時刻 / 2023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:PHOTO 起きた時刻 / 2023">
            <text:p>:m :PHOTO 起きた時刻 / 2023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8" office:value-type="string">
            <text:p>2023-06-23_07-50-29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7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 office:value-type="string">
            <text:p>2023-06-23_17-34-07_000.jpg</text:p>
          </table:table-cell>
          <table:table-cell table:style-name="ce26" office:value-type="string">
            <text:p>:m #*# RES / JVEMV6 64#300_kuuki / 『空気のはなし』 著者=稲場秀明,校注=~ / p.4 / w=,topic=~,publisher=~,other=memo+:窒素：結合距離；calc+:窒素分子：他の分子と衝突するまでの、飛行距離</text:p>
          </table:table-cell>
          <table:table-cell table:style-name="ce26"/>
          <table:table-cell table:style-name="ce10"/>
          <table:table-cell table:style-name="ce10"/>
          <table:table-cell table:style-name="ce45" table:formula="of:=IF([.E7]=&quot;&quot;;[.C7];CONCATENATE([.C7];&quot; / &quot;;[.E7]))" office:value-type="string" office:string-value=":m #*# RES / JVEMV6 64#300_kuuki / 『空気のはなし』 著者=稲場秀明,校注=~ / p.4 / w=,topic=~,publisher=~,other=memo+:窒素：結合距離；calc+:窒素分子：他の分子と衝突するまでの、飛行距離">
            <text:p>:m #*# RES / JVEMV6 64#300_kuuki / 『空気のはなし』 著者=稲場秀明,校注=~ / p.4 / w=,topic=~,publisher=~,other=memo+:窒素：結合距離；calc+:窒素分子：他の分子と衝突するまでの、飛行距離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float" office:value="0">
            <text:p>0</text:p>
          </table:table-cell>
          <table:table-cell table:style-name="ce10" table:formula="of:=RIGHT([.B8];[.K8])" office:value-type="float" office:value="0">
            <text:p>#VALUE!</text:p>
          </table:table-cell>
          <table:table-cell table:style-name="ce47" table:formula="of:=FIND(&quot;.&quot;;[.B8];1)" office:value-type="float" office:value="0">
            <text:p>#VALUE!</text:p>
          </table:table-cell>
          <table:table-cell table:formula="of:=LEN([.B8])" office:value-type="float" office:value="0">
            <text:p>0</text:p>
          </table:table-cell>
          <table:table-cell table:formula="of:=[.J8]-[.I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9];[.K9])" office:value-type="float" office:value="0">
            <text:p>#VALUE!</text:p>
          </table:table-cell>
          <table:table-cell table:style-name="ce47" table:formula="of:=FIND(&quot;.&quot;;[.B9];1)" office:value-type="float" office:value="0">
            <text:p>#VALUE!</text:p>
          </table:table-cell>
          <table:table-cell table:formula="of:=LEN([.B9])" office:value-type="float" office:value="0">
            <text:p>0</text:p>
          </table:table-cell>
          <table:table-cell table:formula="of:=[.J9]-[.I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0];[.K10])" office:value-type="float" office:value="0">
            <text:p>#VALUE!</text:p>
          </table:table-cell>
          <table:table-cell table:style-name="ce47" table:formula="of:=FIND(&quot;.&quot;;[.B10];1)" office:value-type="float" office:value="0">
            <text:p>#VALUE!</text:p>
          </table:table-cell>
          <table:table-cell table:formula="of:=LEN([.B10])" office:value-type="float" office:value="0">
            <text:p>0</text:p>
          </table:table-cell>
          <table:table-cell table:formula="of:=[.J10]-[.I1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1]=&quot;&quot;;[.C13];CONCATENATE([.C13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47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5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47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47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47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9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6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7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4">
          <table:table-cell table:style-name="ce8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8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8"/>
          <table:table-cell table:style-name="ce10"/>
          <table:table-cell table:style-name="ce18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 table:visibility="collapse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8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4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4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8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8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4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6">
            <text:p>6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4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10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4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4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4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4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10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4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5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23">2023/06/23</text:date>, <text:time>19:02:3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23T19:02:38.25</dc:date>
    <dc:creator>岩淵 謙</dc:creator>
    <meta:editing-duration>P57DT8H36M48S</meta:editing-duration>
    <meta:editing-cycles>18902</meta:editing-cycles>
    <meta:document-statistic meta:table-count="2" meta:cell-count="913" meta:object-count="0"/>
    <meta:user-defined meta:name="qrichtext">1</meta:user-defined>
  </office:meta>
</office:document-meta>
</file>